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92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2.6673in"/>
    </style:style>
    <style:style style:name="co4" style:family="table-column">
      <style:table-column-properties fo:break-before="auto" style:column-width="0.4929in"/>
    </style:style>
    <style:style style:name="co5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0.5917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explosion</text:p>
          </table:table-cell>
          <table:table-cell office:value-type="string">
            <text:p><text:s/>FX_name</text:p>
          </table:table-cell>
          <table:table-cell office:value-type="string">
            <text:p><text:s/>asset_adress</text:p>
          </table:table-cell>
          <table:table-cell office:value-type="string">
            <text:p><text:s/>width</text:p>
          </table:table-cell>
          <table:table-cell office:value-type="string">
            <text:p><text:s/>height</text:p>
          </table:table-cell>
          <table:table-cell office:value-type="string">
            <text:p><text:s/>frames</text:p>
          </table:table-cell>
          <table:table-cell office:value-type="string">
            <text:p><text:s/>duration</text:p>
          </table:table-cell>
        </table:table-row>
        <table:table-row table:style-name="ro1">
          <table:table-cell office:value-type="string">
            <text:p>explosion</text:p>
          </table:table-cell>
          <table:table-cell office:value-type="string">
            <text:p>death_explosion</text:p>
          </table:table-cell>
          <table:table-cell office:value-type="string">
            <text:p>2D/FX/FX_explosion.png</text:p>
          </table:table-cell>
          <table:table-cell office:value-type="float" office:value="400">
            <text:p>400</text:p>
          </table:table-cell>
          <table:table-cell office:value-type="float" office:value="295">
            <text:p>295</text:p>
          </table:table-cell>
          <table:table-cell office:value-type="float" office:value="4">
            <text:p>4</text:p>
          </table:table-cell>
          <table:table-cell office:value-type="string">
            <text:p>0.6f</text:p>
          </table:table-cell>
        </table:table-row>
        <table:table-row table:style-name="ro1">
          <table:table-cell office:value-type="string">
            <text:p>explosion</text:p>
          </table:table-cell>
          <table:table-cell office:value-type="string">
            <text:p>explosion_S</text:p>
          </table:table-cell>
          <table:table-cell office:value-type="string">
            <text:p>2D/FX/FX_explosion_S.png</text:p>
          </table:table-cell>
          <table:table-cell office:value-type="float" office:value="400">
            <text:p>400</text:p>
          </table:table-cell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string">
            <text:p>0.4f</text:p>
          </table:table-cell>
        </table:table-row>
        <table:table-row table:style-name="ro1">
          <table:table-cell office:value-type="string">
            <text:p>explosion</text:p>
          </table:table-cell>
          <table:table-cell office:value-type="string">
            <text:p>explosion_S_blue</text:p>
          </table:table-cell>
          <table:table-cell office:value-type="string">
            <text:p>2D/FX/FX_explosion_S_blue.png</text:p>
          </table:table-cell>
          <table:table-cell office:value-type="float" office:value="400">
            <text:p>400</text:p>
          </table:table-cell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string">
            <text:p>0.4f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0:5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0:52:27.96</dc:date>
    <dc:creator>Wister </dc:creator>
    <meta:editing-duration>PT3M32S</meta:editing-duration>
    <meta:editing-cycles>3</meta:editing-cycles>
    <meta:document-statistic meta:table-count="1" meta:cell-count="28" meta:object-count="0"/>
  </office:meta>
</office:document-meta>
</file>